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2SAX.startPrefixMapping( String prefix , String 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OM2SAX.DOM2SAX( ContentHandler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2SAX.writeNode( Node node )</text:p>
          </table:table-cell>
          <table:table-cell office:value-type="float" office:value="31">
            <text:p text:style-name="Table_20_Contents">31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06">
            <text:p text:style-name="Table_20_Contents">106</text:p>
          </table:table-cell>
        </table:table-row>
        <table:table-row>
          <table:table-cell office:value-type="string">
            <text:p text:style-name="Table_20_Contents">DOM2SAX.endPrefixMapping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2SAX.getLocalName( Node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M2SAX.writeDocument( Document doc , boolean frag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